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20*0.0254" office:value-type="float" office:value="0.508" calcext:value-type="float">
            <text:p>0.508</text:p>
          </table:table-cell>
          <table:table-cell/>
        </table:table-row>
        <table:table-row table:style-name="ro1">
          <table:table-cell table:formula="of:=79/3" office:value-type="float" office:value="26.3333333333333" calcext:value-type="float">
            <text:p>26.33333333333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3/8*25.4" office:value-type="float" office:value="9.525" calcext:value-type="float">
            <text:p>9.5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136*0.0254" office:value-type="float" office:value="3.4544" calcext:value-type="float">
            <text:p>3.45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8]*0.0254" office:value-type="float" office:value="3.4544" calcext:value-type="float">
            <text:p>3.45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9]*0.0254" office:value-type="float" office:value="3.3528" calcext:value-type="float">
            <text:p>3.35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0]*0.0254" office:value-type="float" office:value="3.302" calcext:value-type="float">
            <text:p>3.3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1]*0.0254" office:value-type="float" office:value="0.6096" calcext:value-type="float">
            <text:p>0.6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2:38:36.947244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54:08.764874560</meta:creation-date>
    <meta:editing-duration>PT6M40S</meta:editing-duration>
    <meta:editing-cycles>4</meta:editing-cycles>
    <meta:generator>LibreOffice/6.0.7.3$Linux_X86_64 LibreOffice_project/00m0$Build-3</meta:generator>
    <dc:date>2019-07-29T15:42:52.436227859</dc:date>
    <meta:document-statistic meta:table-count="1" meta:cell-count="12" meta:object-count="0"/>
  </office:meta>
</office:document-meta>
</file>